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2.30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9425in" svg:height="3.5453in" svg:x="0in" svg:y="2.9909in">
            <draw:object draw:notify-on-update-of-ranges="Sheet1.B1:Sheet1.B1 Sheet1.B2:Sheet1.B16 Sheet1.C1:Sheet1.C1 Sheet1.C2:Sheet1.C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0657in" svg:y="0.0394in">
            <draw:object draw:notify-on-update-of-ranges="Sheet1.D1:Sheet1.D1 Sheet1.D2:Sheet1.D16 Sheet1.E1:Sheet1.E1 Sheet1.E2:Sheet1.E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ingletons</text:p>
          </table:table-cell>
          <table:table-cell office:value-type="string">
            <text:p>total objects</text:p>
          </table:table-cell>
          <table:table-cell office:value-type="string">
            <text:p>NDU domain singletons</text:p>
          </table:table-cell>
          <table:table-cell office:value-type="string">
            <text:p>NDU domain objects</text:p>
          </table:table-cell>
          <table:table-cell table:number-columns-repeated="3"/>
        </table:table-row>
        <table:table-row table:style-name="ro1">
          <table:table-cell office:value-type="string">
            <text:p>CESAR_Jun-Sun-3-09-09-17-2012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CESAR_Jun-Sun-3-11-10-36-2012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CESAR_Jun-Sun-3-13-01-47-2012</text:p>
          </table:table-cell>
          <table:table-cell office:value-type="float" office:value="47">
            <text:p>47</text:p>
          </table:table-cell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CESAR_Jun-Thu-21-09-08-54-2012</text:p>
          </table:table-cell>
          <table:table-cell office:value-type="float" office:value="21">
            <text:p>21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CESAR_Jun-Thu-21-11-04-52-2012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CESAR_Jun-Thu-21-13-30-23-20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CESAR_Jun-Thu-21-17-12-36-2012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CESAR_May-Fri-25-14-55-42-2012</text:p>
          </table:table-cell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CESAR_May-Fri-25-17-05-43-2012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office:value-type="float" office:value="52">
            <text:p>52</text:p>
          </table:table-cell>
          <table:table-cell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CESAR_May-Fri-25-19-15-14-201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CESAR_May-Thu-17-11-36-14-2012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ESAR_May-Thu-31-09-17-54-201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CESAR_May-Thu-31-11-21-35-2012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CESAR_May-Thu-31-15-06-55-2012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CESAR_May-Tue-29-13-06-47-2012</text:p>
          </table:table-cell>
          <table:table-cell office:value-type="float" office:value="71">
            <text:p>71</text:p>
          </table:table-cell>
          <table:table-cell office:value-type="float" office:value="122">
            <text:p>122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3T15:40:27</meta:creation-date>
    <dc:date>2013-10-13T16:05:05</dc:date>
    <meta:editing-duration>PT19M24S</meta:editing-duration>
    <meta:editing-cycles>4</meta:editing-cycles>
    <meta:generator>LibreOffice/3.5$Linux_X86_64 LibreOffice_project/350m1$Build-2</meta:generator>
    <meta:document-statistic meta:table-count="3" meta:cell-count="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35cm" svg:height="9.006cm" xlink:href=".." xlink:type="simple" chart:class="chart:bar" chart:style-name="ch1">
        <chart:legend chart:legend-position="end" svg:x="15.001cm" svg:y="3.955cm" style:legend-expansion="high" chart:style-name="ch2"/>
        <chart:plot-area chart:style-name="ch3" table:cell-range-address="Sheet1.B1:Sheet1.C16" chart:data-source-has-labels="row" svg:x="0.802cm" svg:y="0.855cm" svg:width="13.495cm" svg:height="7.551cm">
          <chartooo:coordinate-region svg:x="1.609cm" svg:y="1.054cm" svg:width="12.688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label-cell-address="Sheet1.B1:Sheet1.B1" chart:class="chart:bar">
            <chart:data-point chart:repeated="15"/>
          </chart:series>
          <chart:series chart:style-name="ch8" chart:values-cell-range-address="Sheet1.C2:Sheet1.C16" chart:label-cell-address="Sheet1.C1:Sheet1.C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tons</text:p>
                <draw:g>
                  <svg:desc>Sheet1.B1:Sheet1.B1</svg:desc>
                </draw:g>
              </table:table-cell>
              <table:table-cell office:value-type="string">
                <text:p>total object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Sheet1.B2:Sheet1.B16</svg:desc>
                </draw:g>
              </table:table-cell>
              <table:table-cell office:value-type="float" office:value="98">
                <text:p>98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">
                <text:p>71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647cm" svg:y="3.952cm" style:legend-expansion="high" chart:style-name="ch2"/>
        <chart:plot-area chart:style-name="ch3" table:cell-range-address="Sheet1.D1:Sheet1.E16" chart:data-source-has-labels="row" svg:x="0.77cm" svg:y="0.855cm" svg:width="10.237cm" svg:height="7.545cm">
          <chartooo:coordinate-region svg:x="1.577cm" svg:y="1.054cm" svg:width="9.43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6" chart:label-cell-address="Sheet1.D1:Sheet1.D1" chart:class="chart:bar">
            <chart:data-point chart:repeated="15"/>
          </chart:series>
          <chart:series chart:style-name="ch8" chart:values-cell-range-address="Sheet1.E2:Sheet1.E16" chart:label-cell-address="Sheet1.E1:Sheet1.E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DU domain singletons</text:p>
                <draw:g>
                  <svg:desc>Sheet1.D1:Sheet1.D1</svg:desc>
                </draw:g>
              </table:table-cell>
              <table:table-cell office:value-type="string">
                <text:p>NDU domain objec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D2:Sheet1.D16</svg:desc>
                </draw:g>
              </table:table-cell>
              <table:table-cell office:value-type="float" office:value="85">
                <text:p>85</text:p>
                <draw:g>
                  <svg:desc>Sheet1.E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